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table:number-columns-repeated="1021"/>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689.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office:value-type="string" calcext:value-type="string">
            <text:p>محاسب الجبرائی نظام</text:p>
          </table:table-cell>
          <table:table-cell table:number-columns-repeated="1021"/>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4.09pt" draw:z-index="5" draw:style-name="gr3" draw:text-style-name="P3" svg:width="39.49pt" svg:height="15.05pt" svg:x="64.26pt" svg:y="21.46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4">00/00/0000</text:date>, <text:time style:data-style-name="N2" text:time-value="13:44:14.9635169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4T13:48:21.438413423</dc:date>
    <meta:editing-duration>P80DT20H3M51S</meta:editing-duration>
    <meta:editing-cycles>3204</meta:editing-cycles>
    <meta:generator>LibreOffice/5.1.6.2$Linux_X86_64 LibreOffice_project/10m0$Build-2</meta:generator>
    <meta:document-statistic meta:table-count="3" meta:cell-count="547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